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Lato" style:font-name-asian="Lato1" style:font-name-complex="Lato1"/>
    </style:style>
    <style:style style:name="P2" style:family="paragraph" style:parent-style-name="Standard">
      <style:text-properties style:font-name="Lato" fo:font-size="14pt" style:font-name-asian="Lato1" style:font-size-asian="14pt" style:font-name-complex="Lato1" style:font-size-complex="14pt"/>
    </style:style>
    <style:style style:name="P3" style:family="paragraph" style:parent-style-name="Standard">
      <style:text-properties style:font-name="Lato" fo:font-size="14pt" officeooo:paragraph-rsid="000bd338" style:font-name-asian="Lato1" style:font-size-asian="14pt" style:font-name-complex="Lato1" style:font-size-complex="14pt"/>
    </style:style>
    <style:style style:name="P4" style:family="paragraph" style:parent-style-name="Standard">
      <style:text-properties style:font-name="Lato" style:text-underline-style="none" style:font-name-asian="Lato1" style:font-name-complex="Lato1"/>
    </style:style>
    <style:style style:name="P5" style:family="paragraph" style:parent-style-name="Standard">
      <style:text-properties fo:color="#ffffff" loext:opacity="100%" style:font-name="Courier New" fo:background-color="#666666" style:font-name-asian="Courier New1" style:font-name-complex="Courier New1"/>
    </style:style>
    <style:style style:name="P6" style:family="paragraph" style:parent-style-name="Standard">
      <style:text-properties fo:color="#ffffff" loext:opacity="100%" style:font-name="Courier New" fo:background-color="#434343" style:font-name-asian="Courier New1" style:font-name-complex="Courier New1"/>
    </style:style>
    <style:style style:name="P7" style:family="paragraph" style:parent-style-name="Standard">
      <style:text-properties style:font-name="Lato" officeooo:paragraph-rsid="000efcd4" style:font-name-asian="Lato1" style:font-name-complex="Lato1"/>
    </style:style>
    <style:style style:name="P8" style:family="paragraph" style:parent-style-name="Standard" style:master-page-name="Standard">
      <style:paragraph-properties style:page-number="1"/>
      <style:text-properties style:font-name="Lato" fo:font-size="20pt" style:font-name-asian="Lato1" style:font-size-asian="20pt" style:font-name-complex="Lato1" style:font-size-complex="20pt"/>
    </style:style>
    <style:style style:name="P9" style:family="paragraph" style:parent-style-name="Standard">
      <style:text-properties fo:color="#ffffff" loext:opacity="100%" style:font-name="Courier New" officeooo:rsid="000c8937" fo:background-color="#434343" style:font-name-asian="Courier New1" style:font-name-complex="Courier New1"/>
    </style:style>
    <style:style style:name="P10" style:family="paragraph" style:parent-style-name="Standard">
      <style:text-properties officeooo:paragraph-rsid="000db551"/>
    </style:style>
    <style:style style:name="P11" style:family="paragraph" style:parent-style-name="Standard">
      <style:text-properties officeooo:paragraph-rsid="000efcd4"/>
    </style:style>
    <style:style style:name="T1" style:family="text">
      <style:text-properties style:font-name="Lato" style:font-name-asian="Lato1" style:font-name-complex="Lato1"/>
    </style:style>
    <style:style style:name="T2" style:family="text">
      <style:text-properties style:font-name="Lato" officeooo:rsid="000c0999" style:font-name-asian="Lato1" style:font-name-complex="Lato1"/>
    </style:style>
    <style:style style:name="T3" style:family="text">
      <style:text-properties style:font-name="Lato" officeooo:rsid="000dbdc7" style:font-name-asian="Lato1" style:font-name-complex="Lato1"/>
    </style:style>
    <style:style style:name="T4" style:family="text">
      <style:text-properties style:font-name="Lato" officeooo:rsid="0010c4ee" style:font-name-asian="Lato1" style:font-name-complex="Lato1"/>
    </style:style>
    <style:style style:name="T5" style:family="text">
      <style:text-properties style:font-name="Lato" officeooo:rsid="000efcd4" style:font-name-asian="Lato1" style:font-name-complex="Lato1"/>
    </style:style>
    <style:style style:name="T6" style:family="text">
      <style:text-properties officeooo:rsid="000bd338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c8937"/>
    </style:style>
    <style:style style:name="T9" style:family="text">
      <style:text-properties officeooo:rsid="000c8937"/>
    </style:style>
    <style:style style:name="T10" style:family="text">
      <style:text-properties officeooo:rsid="000e7672"/>
    </style:style>
    <style:style style:name="T11" style:family="text">
      <style:text-properties fo:color="#ffffff" loext:opacity="100%" style:font-name="Courier New" fo:font-size="11pt" fo:font-style="normal" fo:font-weight="normal" officeooo:rsid="000c0999" fo:background-color="#434343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12" style:family="text">
      <style:text-properties fo:color="#ffffff" loext:opacity="100%" style:font-name="Courier New" fo:font-size="11pt" fo:font-style="normal" fo:font-weight="normal" officeooo:rsid="000c0999" fo:background-color="#434343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13" style:family="text">
      <style:text-properties fo:color="#ffffff" loext:opacity="100%" style:font-name="Courier New" fo:font-size="11pt" fo:font-style="normal" fo:font-weight="normal" officeooo:rsid="000e7672" fo:background-color="#434343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14" style:family="text">
      <style:text-properties fo:color="#ffffff" loext:opacity="100%" style:font-name="Courier New" officeooo:rsid="000c0999" fo:background-color="#434343" loext:char-shading-value="0" style:font-name-asian="Courier New1" style:font-name-complex="Courier New1"/>
    </style:style>
    <style:style style:name="T15" style:family="text">
      <style:text-properties fo:color="#ffffff" loext:opacity="100%" style:font-name="Courier New" officeooo:rsid="000f0de8" fo:background-color="#434343" loext:char-shading-value="0" style:font-name-asian="Courier New1" style:font-name-complex="Courier New1"/>
    </style:style>
    <style:style style:name="T16" style:family="text">
      <style:text-properties fo:color="#ffffff" loext:opacity="100%" style:font-name="Courier New" officeooo:rsid="000c8937" fo:background-color="#434343" loext:char-shading-value="0" style:font-name-asian="Courier New1" style:font-name-complex="Courier New1"/>
    </style:style>
    <style:style style:name="T17" style:family="text">
      <style:text-properties fo:color="#ffffff" loext:opacity="100%" style:font-name="Courier New" officeooo:rsid="000c8937" fo:background-color="#434343" loext:char-shading-value="0" style:font-name-asian="Courier New1" style:font-name-complex="Courier New1"/>
    </style:style>
    <style:style style:name="T18" style:family="text">
      <style:text-properties fo:color="#ffffff" loext:opacity="100%" style:font-name="Courier New" officeooo:rsid="000efcd4" fo:background-color="#434343" loext:char-shading-value="0" style:font-name-asian="Courier New1" style:font-name-complex="Courier New1"/>
    </style:style>
    <style:style style:name="T19" style:family="text">
      <style:text-properties fo:color="#ffffff" loext:opacity="100%" style:font-name="Courier New" officeooo:rsid="000efcd4" fo:background-color="#434343" loext:char-shading-value="0" style:font-name-asian="Courier New1" style:font-name-complex="Courier New1"/>
    </style:style>
    <style:style style:name="T20" style:family="text">
      <style:text-properties fo:color="#ffffff" loext:opacity="100%" style:font-name="Lato" fo:background-color="#434343" loext:char-shading-value="0" style:font-name-asian="Lato1" style:font-name-complex="Lato1"/>
    </style:style>
    <style:style style:name="T21" style:family="text">
      <style:text-properties fo:color="#ffffff" loext:opacity="100%" style:font-name="Lato" officeooo:rsid="000e7672" fo:background-color="#434343" loext:char-shading-value="0" style:font-name-asian="Lato1" style:font-name-complex="Lato1"/>
    </style:style>
    <style:style style:name="T22" style:family="text">
      <style:text-properties fo:color="#ffffff" loext:opacity="100%" style:font-name="Lato" officeooo:rsid="000c0999" fo:background-color="#434343" loext:char-shading-value="0" style:font-name-asian="Lato1" style:font-name-complex="Lato1"/>
    </style:style>
    <style:style style:name="T23" style:family="text">
      <style:text-properties fo:color="#ffffff" loext:opacity="100%" style:font-name="Lato" officeooo:rsid="000dbdc7" fo:background-color="#434343" loext:char-shading-value="0" style:font-name-asian="Lato1" style:font-name-complex="Lato1"/>
    </style:style>
    <style:style style:name="T24" style:family="text">
      <style:text-properties fo:color="#ffffff" loext:opacity="100%" style:font-name="Lato" officeooo:rsid="000dbdc7" fo:background-color="transparent" loext:char-shading-value="0" style:font-name-asian="Lato1" style:font-name-complex="Lato1"/>
    </style:style>
    <style:style style:name="T25" style:family="text">
      <style:text-properties fo:color="#ffffff" loext:opacity="100%" style:font-name="Lato" officeooo:rsid="000dbdc7" fo:background-color="transparent" loext:char-shading-value="0" style:font-name-asian="Lato1" style:font-name-complex="Lato1"/>
    </style:style>
    <style:style style:name="T26" style:family="text">
      <style:text-properties fo:color="#ffffff" loext:opacity="100%" style:font-name="Lato" officeooo:rsid="000e7672" fo:background-color="transparent" loext:char-shading-value="0" style:font-name-asian="Lato1" style:font-name-complex="Lato1"/>
    </style:style>
    <style:style style:name="T27" style:family="text">
      <style:text-properties fo:color="#ffffff" loext:opacity="100%" style:font-name="Lato" officeooo:rsid="000e7672" fo:background-color="transparent" loext:char-shading-value="0" style:font-name-asian="Lato1" style:font-name-complex="Lato1"/>
    </style:style>
    <style:style style:name="T28" style:family="text">
      <style:text-properties style:font-name="Courier New" fo:font-size="11pt" fo:font-style="normal" fo:font-weight="normal" officeooo:rsid="000c0999" style:font-name-asian="Courier New1" style:font-size-asian="11pt" style:font-style-asian="normal" style:font-weight-asian="normal" style:font-name-complex="Courier New1" style:font-size-complex="11pt"/>
    </style:style>
    <style:style style:name="T29" style:family="text">
      <style:text-properties style:font-name="Courier New" fo:font-size="11pt" fo:font-style="normal" fo:font-weight="normal" officeooo:rsid="000e7672" style:font-name-asian="Courier New1" style:font-size-asian="11pt" style:font-style-asian="normal" style:font-weight-asian="normal" style:font-name-complex="Courier New1" style:font-size-complex="11pt"/>
    </style:style>
    <style:style style:name="T30" style:family="text">
      <style:text-properties style:use-window-font-color="true" loext:opacity="0%" style:font-name="Lato" officeooo:rsid="000dbdc7" fo:background-color="transparent" loext:char-shading-value="0" style:font-name-asian="Lato1" style:font-name-complex="Lato1"/>
    </style:style>
    <style:style style:name="T31" style:family="text">
      <style:text-properties style:use-window-font-color="true" loext:opacity="0%" style:font-name="Lato" officeooo:rsid="000c0999" fo:background-color="transparent" loext:char-shading-value="0" style:font-name-asian="Lato1" style:font-name-complex="Lato1"/>
    </style:style>
    <style:style style:name="T32" style:family="text">
      <style:text-properties style:use-window-font-color="true" loext:opacity="0%" style:font-name="Lato" officeooo:rsid="000c0999" fo:background-color="transparent" loext:char-shading-value="0" style:font-name-asian="Lato1" style:font-name-complex="Lato1"/>
    </style:style>
    <style:style style:name="T33" style:family="text">
      <style:text-properties style:use-window-font-color="true" loext:opacity="0%" style:font-name="Lato" officeooo:rsid="000e7672" fo:background-color="transparent" loext:char-shading-value="0" style:font-name-asian="Lato1" style:font-name-complex="Lato1"/>
    </style:style>
    <style:style style:name="T34" style:family="text">
      <style:text-properties style:use-window-font-color="true" loext:opacity="0%" style:font-name="Lato" officeooo:rsid="000efcd4" fo:background-color="transparent" loext:char-shading-value="0" style:font-name-asian="Lato1" style:font-name-complex="Lato1"/>
    </style:style>
    <style:style style:name="T35" style:family="text">
      <style:text-properties style:use-window-font-color="true" loext:opacity="0%" style:font-name="Lato" officeooo:rsid="000c0999" fo:background-color="#434343" loext:char-shading-value="0" style:font-name-asian="Lato1" style:font-name-complex="Lato1"/>
    </style:style>
    <style:style style:name="T36" style:family="text">
      <style:text-properties officeooo:rsid="000efcd4"/>
    </style:style>
    <style:style style:name="T37" style:family="text">
      <style:text-properties officeooo:rsid="000c0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ción y Uso</text:p>
      <text:p text:style-name="P1"/>
      <text:p text:style-name="P2">Ambiente virtual</text:p>
      <text:p text:style-name="P1"/>
      <text:p text:style-name="P1">Crear un ambiente virtual para compilar y ejecutar el comando:</text:p>
      <text:p text:style-name="P1"/>
      <text:p text:style-name="P5"><text:s text:c="4"/>$ cd &lt;CARPETA&gt;</text:p>
      <text:p text:style-name="P5"><text:s text:c="4"/>$ python -m venv .venv</text:p>
      <text:p text:style-name="P1"/>
      <text:p text:style-name="P1">Activar el ambiente virtual</text:p>
      <text:p text:style-name="P1"/>
      <text:p text:style-name="P5"><text:s text:c="4"/>$ source .venv/bin/activate</text:p>
      <text:p text:style-name="P1"/>
      <text:p text:style-name="P2">Instalar bibliotecas</text:p>
      <text:p text:style-name="P1"/>
      <text:p text:style-name="P5"><text:s text:c="4"/>$ pip install -r src/requirements.txt</text:p>
      <text:p text:style-name="P4"/>
      <text:p text:style-name="P3"><text:span text:style-name="T7">Instalar Tesseract, </text:span><text:span text:style-name="T8">swig y JamSpell</text:span></text:p>
      <text:p text:style-name="P1"/>
      <text:p text:style-name="P5"><text:s text:c="4"/>$ sudo <text:span text:style-name="T6">sh install.sh</text:span></text:p>
      <text:p text:style-name="P2"/>
      <text:p text:style-name="P2">Uso</text:p>
      <text:p text:style-name="P7">Para procesar <text:span text:style-name="T9">las imágenes ubicadas </text:span><text:span text:style-name="T36">l</text:span>a carpeta de origen<text:span text:style-name="T37"> </text:span><text:span text:style-name="T14">input_data/</text:span><text:span text:style-name="T37"> </text:span>y guardar los resultados en <text:span text:style-name="T36">l</text:span>a carpeta de destino <text:span text:style-name="T14">out_data/</text:span>, <text:span text:style-name="T36">ejecutar:</text:span></text:p>
      <text:p text:style-name="P1"/>
      <text:p text:style-name="P1">desde la terminal: </text:p>
      <text:p text:style-name="P6">python3 <text:span text:style-name="T9">run.py</text:span></text:p>
      <text:p text:style-name="P1"/>
      <text:p text:style-name="P1">o desde el intérprete de python:</text:p>
      <text:p text:style-name="P9">procesar_imgs(“in<text:span text:style-name="T36">put_data”</text:span>, “out_<text:span text:style-name="T36">data”</text:span>)</text:p>
      <text:p text:style-name="Standard"><text:span text:style-name="T2"/></text:p>
      <text:p text:style-name="P10"><text:span text:style-name="T2"/></text:p>
      <text:p text:style-name="P11"><text:span text:style-name="T2">En caso de </text:span><text:span text:style-name="T5">querer </text:span><text:span text:style-name="T2">usar otros directorios, </text:span><text:span text:style-name="T3">usar los </text:span><text:span text:style-name="T4">flags</text:span><text:span text:style-name="T3"> </text:span><text:span text:style-name="T14">-e</text:span><text:span text:style-name="T3"> y </text:span><text:span text:style-name="T14">-s</text:span><text:span text:style-name="T3"> respectivamente. Por ejemplo, si quiero leer imágenes desde el directorio </text:span><text:span text:style-name="T14">entrada/</text:span><text:span text:style-name="T3"> y que la salida sea en </text:span><text:span text:style-name="T14">salida/</text:span><text:span text:style-name="T3">, ejecutar </text:span><text:span text:style-name="T15">$ p</text:span><text:span text:style-name="T14">ython3 run.py -e entrada/ -s salida/</text:span><text:span text:style-name="T5"> o </text:span><text:span text:style-name="T16">procesar_imgs(“</text:span><text:span text:style-name="T18">entrada”</text:span><text:span text:style-name="T16">, “</text:span><text:span text:style-name="T18">salida”</text:span><text:span text:style-name="T16">)</text:span><text:span text:style-name="T5">.</text:span></text:p>
      <text:p text:style-name="P10"><text:span text:style-name="T33"/></text:p>
      <text:p text:style-name="P11"><text:span text:style-name="T33">Adicionalmente, se puede pasar por parámetro un modelo de corrector ortográfico distinto al default (</text:span><text:span text:style-name="T11">herramientas/model_juridico.bin</text:span><text:span text:style-name="T30">) con el </text:span><text:span text:style-name="T34">flag</text:span><text:span text:style-name="T30"> </text:span><text:span text:style-name="T12">–</text:span><text:span text:style-name="T13">m</text:span><text:span text:style-name="T11">odelo-corrector</text:span><text:span text:style-name="T32"> </text:span><text:span text:style-name="T34">o </text:span><text:span text:style-name="T17">procesar_imgs(“</text:span><text:span text:style-name="T19">entrada”</text:span><text:span text:style-name="T17">, “</text:span><text:span text:style-name="T19">salida”, “path del modelo”</text:span><text:span text:style-name="T17">)</text:span><text:span text:style-name="T3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ato" fo:font-family="La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Lato" fo:font-family="Lato" style:font-family-generic="roman" style:font-pitch="variable" style:text-underline-style="solid" style:text-underline-width="auto" style:text-underline-color="font-color" style:font-name-asian="Lato1" style:font-family-asian="Lato" style:font-family-generic-asian="system" style:font-pitch-asian="variable" style:font-name-complex="Lato1" style:font-family-complex="Lato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style:font-name="Lato" fo:font-family="Lato" style:font-family-generic="roman" style:font-pitch="variable" fo:font-size="14pt" style:text-underline-style="solid" style:text-underline-width="auto" style:text-underline-color="font-color" style:font-name-asian="Lato1" style:font-family-asian="Lato" style:font-family-generic-asian="system" style:font-pitch-asian="variable" style:font-size-asian="14pt" style:font-name-complex="Lato1" style:font-family-complex="Lato" style:font-family-generic-complex="system" style:font-pitch-complex="variable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8T10:16:41.339693696</dc:date>
    <meta:editing-duration>PT16M13S</meta:editing-duration>
    <meta:editing-cycles>4</meta:editing-cycles>
    <meta:document-statistic meta:table-count="0" meta:image-count="0" meta:object-count="0" meta:page-count="1" meta:paragraph-count="19" meta:word-count="148" meta:character-count="1049" meta:non-whitespace-character-count="899"/>
  </office:meta>
</office:document-meta>
</file>